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10d9" officeooo:paragraph-rsid="001410d9"/>
    </style:style>
    <style:style style:name="P2" style:family="paragraph" style:parent-style-name="Standard" style:list-style-name="L1">
      <style:paragraph-properties fo:line-height="100%"/>
      <style:text-properties fo:color="#000000" loext:opacity="100%" style:font-name="FreeMono" fo:font-size="10pt" officeooo:rsid="001410d9" officeooo:paragraph-rsid="001410d9" fo:background-color="#ffffff" style:font-size-asian="10pt" style:font-size-complex="10pt"/>
    </style:style>
    <style:style style:name="P3" style:family="paragraph" style:parent-style-name="Standard" style:list-style-name="L1">
      <loext:graphic-properties draw:fill="solid" draw:fill-color="#1e1f22"/>
      <style:paragraph-properties fo:line-height="100%" fo:background-color="#1e1f22" fo:padding="0cm" fo:border="none" style:shadow="none"/>
      <style:text-properties fo:color="#000000" loext:opacity="100%" style:font-name="FreeMono" fo:font-size="10pt" officeooo:rsid="001410d9" officeooo:paragraph-rsid="001410d9" fo:background-color="#ffffff" style:font-size-asian="10pt" style:font-size-complex="10pt"/>
    </style:style>
    <style:style style:name="T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f8e6d" loext:opacity="100%" fo:font-size="10pt" fo:font-style="normal" fo:font-weight="normal" style:font-size-asian="10pt" style:font-style-asian="normal" style:font-weight-asian="normal"/>
    </style:style>
    <style:style style:name="T3" style:family="text">
      <style:text-properties fo:color="#cf8e6d" loext:opacity="100%" fo:font-style="normal" fo:font-weight="normal" style:font-style-asian="normal" style:font-weight-asian="normal"/>
    </style:style>
    <style:style style:name="T4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bcbec4" loext:opacity="100%" fo:font-size="10pt" fo:font-style="normal" fo:font-weight="normal" style:font-size-asian="10pt" style:font-style-asian="normal" style:font-weight-asian="normal"/>
    </style:style>
    <style:style style:name="T7" style:family="text">
      <style:text-properties fo:color="#bcbec4" loext:opacity="100%" fo:font-size="10pt" fo:font-style="italic" fo:font-weight="normal" style:font-size-asian="10pt" style:font-style-asian="italic" style:font-weight-asian="normal"/>
    </style:style>
    <style:style style:name="T8" style:family="text">
      <style:text-properties fo:color="#bcbec4" loext:opacity="100%" fo:font-style="normal" fo:font-weight="normal" style:font-style-asian="normal" style:font-weight-asian="normal"/>
    </style:style>
    <style:style style:name="T9" style:family="text">
      <style:text-properties fo:color="#bcbec4" loext:opacity="100%" fo:font-style="italic" fo:font-weight="normal" style:font-style-asian="italic" style:font-weight-asian="normal"/>
    </style:style>
    <style:style style:name="T10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b3ae60" loext:opacity="100%" fo:font-size="10pt" fo:font-style="normal" fo:font-weight="normal" style:font-size-asian="10pt" style:font-style-asian="normal" style:font-weight-asian="normal"/>
    </style:style>
    <style:style style:name="T12" style:family="text">
      <style:text-properties fo:color="#b3ae60" loext:opacity="100%" fo:font-style="normal" fo:font-weight="normal" style:font-style-asian="normal" style:font-weight-asian="normal"/>
    </style:style>
    <style:style style:name="T13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6aab73" loext:opacity="100%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aab73" loext:opacity="100%" fo:font-style="normal" fo:font-weight="normal" style:font-style-asian="normal" style:font-weight-asian="normal"/>
    </style:style>
    <style:style style:name="T16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17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c77dbb" loext:opacity="100%" fo:font-size="10pt" fo:font-style="italic" fo:font-weight="normal" style:font-size-asian="10pt" style:font-style-asian="italic" style:font-weight-asian="normal"/>
    </style:style>
    <style:style style:name="T19" style:family="text">
      <style:text-properties fo:color="#c77dbb" loext:opacity="100%" fo:font-size="10pt" fo:font-style="normal" fo:font-weight="normal" style:font-size-asian="10pt" style:font-style-asian="normal" style:font-weight-asian="normal"/>
    </style:style>
    <style:style style:name="T20" style:family="text">
      <style:text-properties fo:color="#c77dbb" loext:opacity="100%" fo:font-style="italic" fo:font-weight="normal" style:font-style-asian="italic" style:font-weight-asian="normal"/>
    </style:style>
    <style:style style:name="T21" style:family="text">
      <style:text-properties fo:color="#c77dbb" loext:opacity="100%" fo:font-style="normal" fo:font-weight="normal" style:font-style-asian="normal" style:font-weight-asian="normal"/>
    </style:style>
    <style:style style:name="T22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2aacb8" loext:opacity="100%" fo:font-size="10pt" fo:font-style="normal" fo:font-weight="normal" style:font-size-asian="10pt" style:font-style-asian="normal" style:font-weight-asian="normal"/>
    </style:style>
    <style:style style:name="T24" style:family="text">
      <style:text-properties fo:color="#2aacb8" loext:opacity="100%" fo:font-style="normal" fo:font-weight="normal" style:font-style-asian="normal" style:font-weight-asian="normal"/>
    </style:style>
    <style:style style:name="T25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56a8f5" loext:opacity="100%" fo:font-size="10pt" fo:font-style="normal" fo:font-weight="normal" style:font-size-asian="10pt" style:font-style-asian="normal" style:font-weight-asian="normal"/>
    </style:style>
    <style:style style:name="T27" style:family="text">
      <style:text-properties fo:color="#56a8f5" loext:opacity="100%" fo:font-style="normal" fo:font-weight="normal" style:font-style-asian="normal" style:font-weight-asian="normal"/>
    </style:style>
    <style:style style:name="T28" style:family="text">
      <style:text-properties fo:font-style="normal" fo:font-weight="normal" style:font-style-asian="normal" style:font-weight-asian="normal"/>
    </style:style>
    <style:style style:name="T29" style:family="text">
      <style:text-properties fo:font-style="normal" fo:font-weight="normal" style:font-style-asian="normal" style:font-weight-asian="normal"/>
    </style:style>
    <style:style style:name="T30" style:family="text">
      <style:text-properties fo:font-style="normal" fo:font-weight="normal" style:font-style-asian="normal" style:font-weight-asian="normal"/>
    </style:style>
    <style:style style:name="T31" style:family="text">
      <style:text-properties fo:font-style="normal" fo:font-weight="normal" style:font-style-asian="normal" style:font-weight-asian="normal"/>
    </style:style>
    <style:style style:name="T32" style:family="text">
      <style:text-properties fo:font-style="normal" fo:font-weight="normal" style:font-style-asian="normal" style:font-weight-asian="normal"/>
    </style:style>
    <style:style style:name="T33" style:family="text">
      <style:text-properties fo:font-style="normal" fo:font-weight="normal" style:font-style-asian="normal" style:font-weight-asian="normal"/>
    </style:style>
    <style:style style:name="T34" style:family="text">
      <style:text-properties fo:font-style="normal" fo:font-weight="normal" style:font-style-asian="normal" style:font-weight-asian="normal"/>
    </style:style>
    <style:style style:name="T35" style:family="text">
      <style:text-properties fo:font-style="italic" fo:font-weight="normal" style:font-style-asian="italic" style:font-weight-asian="normal"/>
    </style:style>
    <style:style style:name="T36" style:family="text">
      <style:text-properties fo:font-style="italic" fo:font-weight="normal" style:font-style-asian="italic" style:font-weight-asian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E</text:p>
      <text:list xml:id="list174218199" text:style-name="L1">
        <text:list-item>
          <text:p text:style-name="P2"/>
        </text:list-item>
        <text:list-item>
          <text:p text:style-name="P3"><text:span text:style-name="T28">import </text:span><text:span text:style-name="T28">jakarta.persistence.*;</text:span><text:line-break/><text:span text:style-name="T28">import </text:span><text:span text:style-name="T28">lombok.*;</text:span><text:line-break/><text:line-break/><text:span text:style-name="T28">@Data</text:span><text:line-break/><text:span text:style-name="T28">@Entity</text:span><text:line-break/><text:span text:style-name="T28">@Builder</text:span><text:line-break/><text:span text:style-name="T28">@NoArgsConstructor</text:span><text:line-break/><text:span text:style-name="T28">@AllArgsConstructor</text:span><text:line-break/><text:span text:style-name="T28">@Table</text:span><text:span text:style-name="T28">(</text:span><text:line-break/><text:span text:style-name="T28"> <text:s text:c="7"/>name = </text:span><text:span text:style-name="T28">"unidade"</text:span><text:span text:style-name="T28">,</text:span><text:line-break/><text:span text:style-name="T28"> <text:s text:c="7"/>uniqueConstraints = {</text:span><text:line-break/><text:span text:style-name="T28"> <text:s text:c="15"/></text:span><text:span text:style-name="T28">@UniqueConstraint</text:span><text:span text:style-name="T28">(columnNames = </text:span><text:span text:style-name="T28">"unid_nome"</text:span><text:span text:style-name="T28">),</text:span><text:line-break/><text:span text:style-name="T28"> <text:s text:c="15"/></text:span><text:span text:style-name="T28">@UniqueConstraint</text:span><text:span text:style-name="T28">(columnNames = </text:span><text:span text:style-name="T28">"unid_sigla"</text:span><text:span text:style-name="T28">)</text:span><text:line-break/><text:span text:style-name="T28"> <text:s text:c="7"/>}</text:span><text:line-break/><text:span text:style-name="T28">)</text:span><text:line-break/><text:span text:style-name="T28">@ToString</text:span><text:span text:style-name="T28">(onlyExplicitlyIncluded = </text:span><text:span text:style-name="T28">true</text:span><text:span text:style-name="T28">)</text:span><text:line-break/><text:span text:style-name="T28">@EqualsAndHashCode</text:span><text:span text:style-name="T28">(onlyExplicitlyIncluded = </text:span><text:span text:style-name="T28">true</text:span><text:span text:style-name="T28">)</text:span><text:line-break/><text:span text:style-name="T28">public class </text:span><text:span text:style-name="T28">Unidade {</text:span><text:line-break/><text:line-break/><text:span text:style-name="T28"> <text:s text:c="3"/></text:span><text:span text:style-name="T28">@Id</text:span><text:line-break/><text:span text:style-name="T28"> <text:s text:c="3"/>@GeneratedValue</text:span><text:span text:style-name="T28">(strategy = GenerationType.</text:span><text:span text:style-name="T35">IDENTITY</text:span><text:span text:style-name="T28">)</text:span><text:line-break/><text:span text:style-name="T28"> <text:s text:c="3"/></text:span><text:span text:style-name="T28">@Column</text:span><text:span text:style-name="T28">(name = </text:span><text:span text:style-name="T28">"unid_id"</text:span><text:span text:style-name="T28">)</text:span><text:line-break/><text:span text:style-name="T28"> <text:s text:c="3"/></text:span><text:span text:style-name="T28">@ToString.Include</text:span><text:line-break/><text:span text:style-name="T28"> <text:s text:c="3"/>@EqualsAndHashCode.Include</text:span><text:line-break/><text:span text:style-name="T28"> <text:s text:c="3"/></text:span><text:span text:style-name="T28">private </text:span><text:span text:style-name="T28">Long </text:span><text:span text:style-name="T28">id</text:span><text:span text:style-name="T28">;</text:span><text:line-break/><text:line-break/><text:span text:style-name="T28"> <text:s text:c="3"/></text:span><text:span text:style-name="T28">@Column</text:span><text:span text:style-name="T28">(name = </text:span><text:span text:style-name="T28">"unid_nome"</text:span><text:span text:style-name="T28">, nullable = </text:span><text:span text:style-name="T28">false</text:span><text:span text:style-name="T28">, length = </text:span><text:span text:style-name="T28">200</text:span><text:span text:style-name="T28">)</text:span><text:line-break/><text:span text:style-name="T28"> <text:s text:c="3"/></text:span><text:span text:style-name="T28">private </text:span><text:span text:style-name="T28">String </text:span><text:span text:style-name="T28">nome</text:span><text:span text:style-name="T28">;</text:span><text:line-break/><text:line-break/><text:span text:style-name="T28"> <text:s text:c="3"/></text:span><text:span text:style-name="T28">@Column</text:span><text:span text:style-name="T28">(name = </text:span><text:span text:style-name="T28">"unid_sigla"</text:span><text:span text:style-name="T28">, nullable = </text:span><text:span text:style-name="T28">false</text:span><text:span text:style-name="T28">, length = </text:span><text:span text:style-name="T28">20</text:span><text:span text:style-name="T28">)</text:span><text:line-break/><text:span text:style-name="T28"> <text:s text:c="3"/></text:span><text:span text:style-name="T28">private </text:span><text:span text:style-name="T28">String </text:span><text:span text:style-name="T28">sigla</text:span><text:span text:style-name="T28">;</text:span><text:line-break/><text:span text:style-name="T28">}</text:span><text:line-break/></text:p>
        </text:list-item>
        <text:list-item>
          <text:p text:style-name="P2"/>
        </text:list-item>
        <text:list-item>
          <text:p text:style-name="P2"/>
        </text:list-item>
        <text:list-item>
          <text:p text:style-name="P3"><text:span text:style-name="T28">import </text:span><text:span text:style-name="T28">io.quarkus.hibernate.orm.panache.PanacheRepository;</text:span><text:line-break/><text:span text:style-name="T28">import </text:span><text:span text:style-name="T28">jakarta.enterprise.context.</text:span><text:span text:style-name="T28">ApplicationScoped</text:span><text:span text:style-name="T28">;</text:span><text:line-break/><text:span text:style-name="T28">import </text:span><text:span text:style-name="T28">unidade.entities.Unidade;</text:span><text:line-break/><text:line-break/><text:span text:style-name="T28">@ApplicationScoped</text:span><text:line-break/><text:span text:style-name="T28">public class </text:span><text:span text:style-name="T28">UnidadeRepository </text:span><text:span text:style-name="T28">implements </text:span><text:span text:style-name="T28">PanacheRepository&lt;Unidade&gt; {</text:span><text:line-break/><text:span text:style-name="T28">}</text:span><text:line-break/></text:p>
        </text:list-item>
        <text:list-item>
          <text:p text:style-name="P2"/>
        </text:list-item>
        <text:list-item>
          <text:p text:style-name="P2"/>
        </text:list-item>
        <text:list-item>
          <text:p text:style-name="P3"><text:span text:style-name="T28">import </text:span><text:span text:style-name="T28">jakarta.validation.constraints.</text:span><text:span text:style-name="T28">NotBlank</text:span><text:span text:style-name="T28">;</text:span><text:line-break/><text:span text:style-name="T28">import </text:span><text:span text:style-name="T28">jakarta.validation.constraints.</text:span><text:span text:style-name="T28">Size</text:span><text:span text:style-name="T28">;</text:span><text:line-break/><text:line-break/><text:span text:style-name="T28">public record </text:span><text:span text:style-name="T28">UnidadeRequest(</text:span><text:line-break/><text:span text:style-name="T28"> <text:s text:c="7"/></text:span><text:span text:style-name="T28">@NotBlank</text:span><text:line-break/><text:span text:style-name="T28"> <text:s text:c="7"/>@Size</text:span><text:span text:style-name="T28">(max = </text:span><text:span text:style-name="T28">200</text:span><text:span text:style-name="T28">)</text:span><text:line-break/><text:span text:style-name="T28"> <text:s text:c="7"/>String nome,</text:span><text:line-break/><text:line-break/><text:span text:style-name="T28"> <text:s text:c="7"/></text:span><text:span text:style-name="T28">@NotBlank</text:span><text:line-break/><text:span text:style-name="T28"> <text:s text:c="7"/>@Size</text:span><text:span text:style-name="T28">(max = </text:span><text:span text:style-name="T28">20</text:span><text:span text:style-name="T28">)</text:span><text:line-break/><text:span text:style-name="T28"> <text:s text:c="7"/>String sigla</text:span><text:line-break/><text:span text:style-name="T28">) {}</text:span><text:line-break/></text:p>
        </text:list-item>
        <text:list-item>
          <text:p text:style-name="P3"><text:span text:style-name="T28">public record </text:span><text:span text:style-name="T28">UnidadeResponse(</text:span><text:line-break/><text:span text:style-name="T28"> <text:s text:c="7"/>Long id,</text:span><text:line-break/><text:span text:style-name="T28"> <text:s text:c="7"/>String nome,</text:span><text:line-break/><text:span text:style-name="T28"> <text:s text:c="7"/>String sigla</text:span><text:line-break/><text:span text:style-name="T28">) {}</text:span><text:line-break/></text:p>
        </text:list-item>
        <text:list-item>
          <text:p text:style-name="P2"/>
        </text:list-item>
        <text:list-item>
          <text:p text:style-name="P2"/>
        </text:list-item>
        <text:list-item>
          <text:p text:style-name="P3"><text:span text:style-name="T28">public class </text:span><text:span text:style-name="T28">UnidadeMapper {</text:span><text:line-break/><text:line-break/><text:span text:style-name="T28"> <text:s text:c="3"/></text:span><text:span text:style-name="T28">public static </text:span><text:span text:style-name="T28">Unidade </text:span><text:span text:style-name="T28">toEntity</text:span><text:span text:style-name="T28">(UnidadeRequest request) {</text:span><text:line-break/><text:span text:style-name="T28"> <text:s text:c="7"/>Unidade u = </text:span><text:span text:style-name="T28">new </text:span><text:span text:style-name="T28">Unidade();</text:span><text:line-break/><text:soft-page-break/><text:span text:style-name="T28"> <text:s text:c="7"/>u.setNome(request.nome());</text:span><text:line-break/><text:span text:style-name="T28"> <text:s text:c="7"/>u.setSigla(request.sigla());</text:span><text:line-break/><text:span text:style-name="T28"> <text:s text:c="7"/></text:span><text:span text:style-name="T28">return </text:span><text:span text:style-name="T28">u;</text:span><text:line-break/><text:span text:style-name="T28"> <text:s text:c="3"/>}</text:span><text:line-break/><text:line-break/><text:span text:style-name="T28"> <text:s text:c="3"/></text:span><text:span text:style-name="T28">public static </text:span><text:span text:style-name="T28">UnidadeResponse </text:span><text:span text:style-name="T28">toResponse</text:span><text:span text:style-name="T28">(Unidade u) {</text:span><text:line-break/><text:span text:style-name="T28"> <text:s text:c="7"/></text:span><text:span text:style-name="T28">return new </text:span><text:span text:style-name="T28">UnidadeResponse(u.getId(), u.getNome(), u.getSigla());</text:span><text:line-break/><text:span text:style-name="T28"> <text:s text:c="3"/>}</text:span><text:line-break/><text:line-break/><text:span text:style-name="T28"> <text:s text:c="3"/></text:span><text:span text:style-name="T28">public static void </text:span><text:span text:style-name="T28">updateEntity</text:span><text:span text:style-name="T28">(Unidade u, UnidadeRequest request) {</text:span><text:line-break/><text:span text:style-name="T28"> <text:s text:c="7"/>u.setNome(request.nome());</text:span><text:line-break/><text:span text:style-name="T28"> <text:s text:c="7"/>u.setSigla(request.sigla());</text:span><text:line-break/><text:span text:style-name="T28"> <text:s text:c="3"/>}</text:span><text:line-break/><text:span text:style-name="T28">}</text:span><text:line-break/></text:p>
        </text:list-item>
        <text:list-item>
          <text:p text:style-name="P2"/>
        </text:list-item>
        <text:list-item>
          <text:p text:style-name="P3"><text:line-break/><text:line-break/><text:span text:style-name="T28">import </text:span><text:span text:style-name="T28">jakarta.enterprise.context.</text:span><text:span text:style-name="T28">ApplicationScoped</text:span><text:span text:style-name="T28">;</text:span><text:line-break/><text:span text:style-name="T28">import </text:span><text:span text:style-name="T28">jakarta.transaction.</text:span><text:span text:style-name="T28">Transactional</text:span><text:span text:style-name="T28">;</text:span><text:line-break/><text:span text:style-name="T28">import </text:span><text:span text:style-name="T28">unidade.dtos.UnidadeRequest;</text:span><text:line-break/><text:span text:style-name="T28">import </text:span><text:span text:style-name="T28">unidade.dtos.UnidadeResponse;</text:span><text:line-break/><text:span text:style-name="T28">import </text:span><text:span text:style-name="T28">unidade.entities.Unidade;</text:span><text:line-break/><text:span text:style-name="T28">import </text:span><text:span text:style-name="T28">unidade.mappers.UnidadeMapper;</text:span><text:line-break/><text:span text:style-name="T28">import </text:span><text:span text:style-name="T28">unidade.repositories.UnidadeRepository;</text:span><text:line-break/><text:line-break/><text:line-break/><text:span text:style-name="T28">import </text:span><text:span text:style-name="T28">java.util.List;</text:span><text:line-break/><text:span text:style-name="T28">import </text:span><text:span text:style-name="T28">java.util.stream.Collectors;</text:span><text:line-break/><text:line-break/><text:span text:style-name="T28">@ApplicationScoped</text:span><text:line-break/><text:span text:style-name="T28">public class </text:span><text:span text:style-name="T28">UnidadeService {</text:span><text:line-break/><text:line-break/><text:span text:style-name="T28"> <text:s text:c="3"/></text:span><text:span text:style-name="T28">private final </text:span><text:span text:style-name="T28">UnidadeRepository </text:span><text:span text:style-name="T28">repository</text:span><text:span text:style-name="T28">;</text:span><text:line-break/><text:line-break/><text:span text:style-name="T28"> <text:s text:c="3"/></text:span><text:span text:style-name="T28">public </text:span><text:span text:style-name="T28">UnidadeService</text:span><text:span text:style-name="T28">(UnidadeRepository repository) {</text:span><text:line-break/><text:span text:style-name="T28"> <text:s text:c="7"/></text:span><text:span text:style-name="T28">this</text:span><text:span text:style-name="T28">.</text:span><text:span text:style-name="T28">repository </text:span><text:span text:style-name="T28">= repository;</text:span><text:line-break/><text:span text:style-name="T28"> <text:s text:c="3"/>}</text:span><text:line-break/><text:line-break/><text:span text:style-name="T28"> <text:s text:c="3"/></text:span><text:span text:style-name="T28">@Transactional</text:span><text:line-break/><text:span text:style-name="T28"> <text:s text:c="3"/></text:span><text:span text:style-name="T28">public </text:span><text:span text:style-name="T28">UnidadeResponse </text:span><text:span text:style-name="T28">create</text:span><text:span text:style-name="T28">(UnidadeRequest request) {</text:span><text:line-break/><text:span text:style-name="T28"> <text:s text:c="7"/>Unidade unidade = UnidadeMapper.</text:span><text:span text:style-name="T35">toEntity</text:span><text:span text:style-name="T28">(request);</text:span><text:line-break/><text:span text:style-name="T28"> <text:s text:c="7"/></text:span><text:span text:style-name="T28">repository</text:span><text:span text:style-name="T28">.persist(unidade);</text:span><text:line-break/><text:span text:style-name="T28"> <text:s text:c="7"/></text:span><text:span text:style-name="T28">return </text:span><text:span text:style-name="T28">UnidadeMapper.</text:span><text:span text:style-name="T35">toResponse</text:span><text:span text:style-name="T28">(unidade);</text:span><text:line-break/><text:span text:style-name="T28"> <text:s text:c="3"/>}</text:span><text:line-break/><text:line-break/><text:span text:style-name="T28"> <text:s text:c="3"/></text:span><text:span text:style-name="T28">public </text:span><text:span text:style-name="T28">List&lt;UnidadeResponse&gt; </text:span><text:span text:style-name="T28">findAll</text:span><text:span text:style-name="T28">() {</text:span><text:line-break/><text:span text:style-name="T28"> <text:s text:c="7"/></text:span><text:span text:style-name="T28">return </text:span><text:span text:style-name="T28">repository</text:span><text:span text:style-name="T28">.listAll().stream()</text:span><text:line-break/><text:span text:style-name="T28"> <text:s text:c="15"/>.map(UnidadeMapper::</text:span><text:span text:style-name="T35">toResponse</text:span><text:span text:style-name="T28">)</text:span><text:line-break/><text:span text:style-name="T28"> <text:s text:c="15"/>.collect(Collectors.</text:span><text:span text:style-name="T35">toList</text:span><text:span text:style-name="T28">());</text:span><text:line-break/><text:span text:style-name="T28"> <text:s text:c="3"/>}</text:span><text:line-break/><text:line-break/><text:span text:style-name="T28"> <text:s text:c="3"/></text:span><text:span text:style-name="T28">public </text:span><text:span text:style-name="T28">UnidadeResponse </text:span><text:span text:style-name="T28">findById</text:span><text:span text:style-name="T28">(Long id) {</text:span><text:line-break/><text:span text:style-name="T28"> <text:s text:c="7"/></text:span><text:span text:style-name="T28">return </text:span><text:span text:style-name="T28">UnidadeMapper.</text:span><text:span text:style-name="T35">toResponse</text:span><text:span text:style-name="T28">(</text:span><text:span text:style-name="T28">repository</text:span><text:span text:style-name="T28">.findByIdOptional(id)</text:span><text:line-break/><text:span text:style-name="T28"> <text:s text:c="15"/>.orElseThrow(() -&gt; </text:span><text:span text:style-name="T28">new </text:span><text:span text:style-name="T28">RuntimeException(</text:span><text:span text:style-name="T28">"Unidade not found"</text:span><text:span text:style-name="T28">)));</text:span><text:line-break/><text:span text:style-name="T28"> <text:s text:c="3"/>}</text:span><text:line-break/><text:line-break/><text:span text:style-name="T28"> <text:s text:c="3"/></text:span><text:span text:style-name="T28">@Transactional</text:span><text:line-break/><text:span text:style-name="T28"> <text:s text:c="3"/></text:span><text:span text:style-name="T28">public </text:span><text:span text:style-name="T28">UnidadeResponse </text:span><text:span text:style-name="T28">update</text:span><text:span text:style-name="T28">(Long id, UnidadeRequest request) {</text:span><text:line-break/><text:span text:style-name="T28"> <text:s text:c="7"/>Unidade unidade = </text:span><text:span text:style-name="T28">repository</text:span><text:span text:style-name="T28">.findByIdOptional(id)</text:span><text:line-break/><text:span text:style-name="T28"> <text:s text:c="15"/>.orElseThrow(() -&gt; </text:span><text:span text:style-name="T28">new </text:span><text:span text:style-name="T28">RuntimeException(</text:span><text:span text:style-name="T28">"Unidade not found"</text:span><text:span text:style-name="T28">));</text:span><text:line-break/><text:span text:style-name="T28"> <text:s text:c="7"/>UnidadeMapper.</text:span><text:span text:style-name="T35">updateEntity</text:span><text:span text:style-name="T28">(unidade, request);</text:span><text:line-break/><text:span text:style-name="T28"> <text:s text:c="7"/></text:span><text:span text:style-name="T28">return </text:span><text:span text:style-name="T28">UnidadeMapper.</text:span><text:span text:style-name="T35">toResponse</text:span><text:span text:style-name="T28">(unidade);</text:span><text:line-break/><text:span text:style-name="T28"> <text:s text:c="3"/>}</text:span><text:line-break/><text:line-break/><text:span text:style-name="T28"> <text:s text:c="3"/></text:span><text:span text:style-name="T28">@Transactional</text:span><text:line-break/><text:span text:style-name="T28"> <text:s text:c="3"/></text:span><text:span text:style-name="T28">public void </text:span><text:span text:style-name="T28">delete</text:span><text:span text:style-name="T28">(Long id) {</text:span><text:line-break/><text:span text:style-name="T28"> <text:s text:c="7"/></text:span><text:span text:style-name="T28">repository</text:span><text:span text:style-name="T28">.deleteById(id);</text:span><text:line-break/><text:span text:style-name="T28"> <text:s text:c="3"/>}</text:span><text:line-break/><text:span text:style-name="T28">}</text:span><text:line-break/><text:soft-page-break/><text:line-break/></text:p>
        </text:list-item>
        <text:list-item>
          <text:p text:style-name="P2"/>
        </text:list-item>
        <text:list-item>
          <text:p text:style-name="P3"><text:line-break/><text:span text:style-name="T28">import </text:span><text:span text:style-name="T28">jakarta.inject.</text:span><text:span text:style-name="T28">Inject</text:span><text:span text:style-name="T28">;</text:span><text:line-break/><text:span text:style-name="T28">import </text:span><text:span text:style-name="T28">jakarta.validation.</text:span><text:span text:style-name="T28">Valid</text:span><text:span text:style-name="T28">;</text:span><text:line-break/><text:span text:style-name="T28">import </text:span><text:span text:style-name="T28">jakarta.ws.rs.*;</text:span><text:line-break/><text:span text:style-name="T28">import </text:span><text:span text:style-name="T28">jakarta.ws.rs.core.*;</text:span><text:line-break/><text:span text:style-name="T28">import </text:span><text:span text:style-name="T28">unidade.dtos.UnidadeRequest;</text:span><text:line-break/><text:span text:style-name="T28">import </text:span><text:span text:style-name="T28">unidade.dtos.UnidadeResponse;</text:span><text:line-break/><text:span text:style-name="T28">import </text:span><text:span text:style-name="T28">unidade.services.UnidadeService;</text:span><text:line-break/><text:line-break/><text:span text:style-name="T28">import </text:span><text:span text:style-name="T28">java.util.List;</text:span><text:line-break/><text:line-break/><text:span text:style-name="T28">@Path</text:span><text:span text:style-name="T28">(</text:span><text:span text:style-name="T28">"/unidades"</text:span><text:span text:style-name="T28">)</text:span><text:line-break/><text:span text:style-name="T28">@Produces</text:span><text:span text:style-name="T28">(MediaType.</text:span><text:span text:style-name="T35">APPLICATION_JSON</text:span><text:span text:style-name="T28">)</text:span><text:line-break/><text:span text:style-name="T28">@Consumes</text:span><text:span text:style-name="T28">(MediaType.</text:span><text:span text:style-name="T35">APPLICATION_JSON</text:span><text:span text:style-name="T28">)</text:span><text:line-break/><text:span text:style-name="T28">public class </text:span><text:span text:style-name="T28">UnidadeResource {</text:span><text:line-break/><text:line-break/><text:span text:style-name="T28"> <text:s text:c="3"/></text:span><text:span text:style-name="T28">@Inject</text:span><text:line-break/><text:span text:style-name="T28"> <text:s text:c="3"/></text:span><text:span text:style-name="T28">UnidadeService </text:span><text:span text:style-name="T28">service</text:span><text:span text:style-name="T28">;</text:span><text:line-break/><text:line-break/><text:span text:style-name="T28"> <text:s text:c="3"/></text:span><text:span text:style-name="T28">@POST</text:span><text:line-break/><text:span text:style-name="T28"> <text:s text:c="3"/></text:span><text:span text:style-name="T28">public </text:span><text:span text:style-name="T28">Response </text:span><text:span text:style-name="T28">create</text:span><text:span text:style-name="T28">(</text:span><text:span text:style-name="T28">@Valid </text:span><text:span text:style-name="T28">UnidadeRequest request) {</text:span><text:line-break/><text:span text:style-name="T28"> <text:s text:c="7"/></text:span><text:span text:style-name="T28">return </text:span><text:span text:style-name="T28">Response.</text:span><text:span text:style-name="T35">status</text:span><text:span text:style-name="T28">(Response.Status.</text:span><text:span text:style-name="T35">CREATED</text:span><text:span text:style-name="T28">)</text:span><text:line-break/><text:span text:style-name="T28"> <text:s text:c="15"/>.entity(</text:span><text:span text:style-name="T28">service</text:span><text:span text:style-name="T28">.create(request))</text:span><text:line-break/><text:span text:style-name="T28"> <text:s text:c="15"/>.build();</text:span><text:line-break/><text:span text:style-name="T28"> <text:s text:c="3"/>}</text:span><text:line-break/><text:line-break/><text:span text:style-name="T28"> <text:s text:c="3"/></text:span><text:span text:style-name="T28">@GET</text:span><text:line-break/><text:span text:style-name="T28"> <text:s text:c="3"/></text:span><text:span text:style-name="T28">public </text:span><text:span text:style-name="T28">List&lt;UnidadeResponse&gt; </text:span><text:span text:style-name="T28">list</text:span><text:span text:style-name="T28">() {</text:span><text:line-break/><text:span text:style-name="T28"> <text:s text:c="7"/></text:span><text:span text:style-name="T28">return </text:span><text:span text:style-name="T28">service</text:span><text:span text:style-name="T28">.findAll();</text:span><text:line-break/><text:span text:style-name="T28"> <text:s text:c="3"/>}</text:span><text:line-break/><text:line-break/><text:span text:style-name="T28"> <text:s text:c="3"/></text:span><text:span text:style-name="T28">@GET</text:span><text:line-break/><text:span text:style-name="T28"> <text:s text:c="3"/>@Path</text:span><text:span text:style-name="T28">(</text:span><text:span text:style-name="T28">"/{id}"</text:span><text:span text:style-name="T28">)</text:span><text:line-break/><text:span text:style-name="T28"> <text:s text:c="3"/></text:span><text:span text:style-name="T28">public </text:span><text:span text:style-name="T28">UnidadeResponse </text:span><text:span text:style-name="T28">findById</text:span><text:span text:style-name="T28">(</text:span><text:span text:style-name="T28">@PathParam</text:span><text:span text:style-name="T28">(</text:span><text:span text:style-name="T28">"id"</text:span><text:span text:style-name="T28">) Long id) {</text:span><text:line-break/><text:span text:style-name="T28"> <text:s text:c="7"/></text:span><text:span text:style-name="T28">return </text:span><text:span text:style-name="T28">service</text:span><text:span text:style-name="T28">.findById(id);</text:span><text:line-break/><text:span text:style-name="T28"> <text:s text:c="3"/>}</text:span><text:line-break/><text:line-break/><text:span text:style-name="T28"> <text:s text:c="3"/></text:span><text:span text:style-name="T28">@PUT</text:span><text:line-break/><text:span text:style-name="T28"> <text:s text:c="3"/>@Path</text:span><text:span text:style-name="T28">(</text:span><text:span text:style-name="T28">"/{id}"</text:span><text:span text:style-name="T28">)</text:span><text:line-break/><text:span text:style-name="T28"> <text:s text:c="3"/></text:span><text:span text:style-name="T28">public </text:span><text:span text:style-name="T28">UnidadeResponse </text:span><text:span text:style-name="T28">update</text:span><text:span text:style-name="T28">(</text:span><text:span text:style-name="T28">@PathParam</text:span><text:span text:style-name="T28">(</text:span><text:span text:style-name="T28">"id"</text:span><text:span text:style-name="T28">) Long id, </text:span><text:span text:style-name="T28">@Valid </text:span><text:span text:style-name="T28">UnidadeRequest request) {</text:span><text:line-break/><text:span text:style-name="T28"> <text:s text:c="7"/></text:span><text:span text:style-name="T28">return </text:span><text:span text:style-name="T28">service</text:span><text:span text:style-name="T28">.update(id, request);</text:span><text:line-break/><text:span text:style-name="T28"> <text:s text:c="3"/>}</text:span><text:line-break/><text:line-break/><text:span text:style-name="T28"> <text:s text:c="3"/></text:span><text:span text:style-name="T28">@DELETE</text:span><text:line-break/><text:span text:style-name="T28"> <text:s text:c="3"/>@Path</text:span><text:span text:style-name="T28">(</text:span><text:span text:style-name="T28">"/{id}"</text:span><text:span text:style-name="T28">)</text:span><text:line-break/><text:span text:style-name="T28"> <text:s text:c="3"/></text:span><text:span text:style-name="T28">public </text:span><text:span text:style-name="T28">Response </text:span><text:span text:style-name="T28">delete</text:span><text:span text:style-name="T28">(</text:span><text:span text:style-name="T28">@PathParam</text:span><text:span text:style-name="T28">(</text:span><text:span text:style-name="T28">"id"</text:span><text:span text:style-name="T28">) Long id) {</text:span><text:line-break/><text:span text:style-name="T28"> <text:s text:c="7"/></text:span><text:span text:style-name="T28">service</text:span><text:span text:style-name="T28">.delete(id);</text:span><text:line-break/><text:span text:style-name="T28"> <text:s text:c="7"/></text:span><text:span text:style-name="T28">return </text:span><text:span text:style-name="T28">Response.</text:span><text:span text:style-name="T35">noContent</text:span><text:span text:style-name="T28">().build();</text:span><text:line-break/><text:span text:style-name="T28"> <text:s text:c="3"/>}</text:span><text:line-break/><text:span text:style-name="T28">}</text:span><text:line-break/></text:p>
          <text:p text:style-name="P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6:00:44.773379717</meta:creation-date>
    <dc:date>2025-04-08T16:04:46.081700386</dc:date>
    <meta:editing-duration>PT4M2S</meta:editing-duration>
    <meta:editing-cycles>1</meta:editing-cycles>
    <meta:document-statistic meta:table-count="0" meta:image-count="0" meta:object-count="0" meta:page-count="3" meta:paragraph-count="17" meta:word-count="367" meta:character-count="4739" meta:non-whitespace-character-count="3741"/>
    <meta:generator>LibreOffice/7.3.7.2$Linux_X86_64 LibreOffice_project/30$Build-2</meta:generator>
  </office:meta>
</office:document-meta>
</file>